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 style:parent-style-name="Standard">
      <style:paragraph-properties fo:text-align="end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Footer">
      <style:paragraph-properties fo:text-align="end" style:justify-single-word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oll High or Die</text:span></text:p>
      <text:p text:style-name="P1"/>
      <text:p text:style-name="P2">A setting-agnostic, modular, "fifth-edition" TTRPG with a focus on the harsh reality of Adventur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an Wuth<text:line-break/>RHoD v0.1 / 2024</text:p>
      <text:p text:style-name="P3"/>
      <text:p text:style-name="P5"><text:soft-page-break/><text:span text:style-name="T2">Table of Contents</text:span></text:p>
      <text:p text:style-name="P4">Introduction</text:p>
      <text:p text:style-name="P4"><text:tab/>What is Roleplaying?</text:p>
      <text:p text:style-name="P4"><text:tab/>How do I play?</text:p>
      <text:p text:style-name="P4"><text:tab/>What's a Referee?</text:p>
      <text:p text:style-name="P4">Creating a Character</text:p>
      <text:p text:style-name="P4"><text:tab/>Character Concept</text:p>
      <text:p text:style-name="P4"><text:tab/>Ability Scores</text:p>
      <text:p text:style-name="P4">Living in the World</text:p>
      <text:p text:style-name="P4"><text:tab/>Spending Experience</text:p>
      <text:p text:style-name="P4"><text:tab/><text:tab/>Skills</text:p>
      <text:p text:style-name="P4"><text:tab/><text:tab/>Features</text:p>
      <text:p text:style-name="P4"><text:tab/><text:tab/>Traits</text:p>
      <text:p text:style-name="P4"><text:tab/>Surviving</text:p>
      <text:p text:style-name="P4"><text:tab/>Encounters</text:p>
      <text:p text:style-name="P4"><text:tab/><text:tab/>Actions During Encounters</text:p>
      <text:p text:style-name="P4"><text:tab/><text:tab/>Generic Actions</text:p>
      <text:p text:style-name="P4"><text:tab/><text:tab/>Combat Definitions</text:p>
      <text:p text:style-name="P4"><text:tab/>Inventory</text:p>
      <text:p text:style-name="P4"><text:tab/><text:tab/>Management</text:p>
      <text:p text:style-name="P4"><text:tab/><text:tab/>Equipment</text:p>
      <text:p text:style-name="P4"><text:tab/><text:tab/>Weapons &amp; Ammunition</text:p>
      <text:p text:style-name="P4"><text:tab/><text:tab/>Armor</text:p>
      <text:p text:style-name="P6"><text:tab/>Enviroment &amp; Effec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6S</meta:editing-duration>
    <meta:editing-cycles>3</meta:editing-cycles>
    <meta:generator>OpenOffice/4.1.13$Win32 OpenOffice.org_project/4113m1$Build-9810</meta:generator>
    <dc:date>2024-07-31T19:38:31.64</dc:date>
    <meta:document-statistic meta:table-count="0" meta:image-count="0" meta:object-count="0" meta:page-count="3" meta:paragraph-count="28" meta:word-count="74" meta:character-count="509"/>
    <meta:user-defined meta:name="Info 1"/>
    <meta:user-defined meta:name="Info 2"/>
    <meta:user-defined meta:name="Info 3"/>
    <meta:user-defined meta:name="Info 4"/>
  </office:meta>
</office:document-meta>
</file>